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size="10pt" style:font-size-asian="8.75pt" style:font-size-complex="10pt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0pt" officeooo:paragraph-rsid="000a6eb9" style:font-size-asian="8.75pt" style:font-size-complex="10pt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0pt" officeooo:paragraph-rsid="001130fe" style:font-size-asian="8.75pt" style:font-size-complex="10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paragraph-rsid="000fa771" style:font-size-asian="8.75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rsid="000fa771" officeooo:paragraph-rsid="000fa771" style:font-size-asian="8.75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paragraph-rsid="001130fe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normal" officeooo:paragraph-rsid="000c82e0" style:font-size-asian="10pt" style:font-size-complex="10pt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normal" officeooo:rsid="000fa771" officeooo:paragraph-rsid="000fa771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Times new roman" fo:font-size="10.5pt" fo:font-style="normal" fo:font-weight="normal" officeooo:rsid="000fecd9" officeooo:paragraph-rsid="001130fe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200%" fo:text-align="justify" style:justify-single-word="false"/>
      <style:text-properties style:font-name="Times new roman" fo:font-size="10.5pt" fo:font-style="normal" fo:font-weight="bold" officeooo:rsid="000fa771" officeooo:paragraph-rsid="000fa771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line-height="200%" fo:text-align="justify" style:justify-single-word="false"/>
      <style:text-properties officeooo:paragraph-rsid="000fa771"/>
    </style:style>
    <style:style style:name="P15" style:family="paragraph" style:parent-style-name="Standard">
      <style:paragraph-properties fo:line-height="200%" fo:text-align="justify" style:justify-single-word="false"/>
      <style:text-properties officeooo:paragraph-rsid="001130fe"/>
    </style:style>
    <style:style style:name="P16" style:family="paragraph" style:parent-style-name="Text_20_body">
      <style:paragraph-properties fo:line-height="200%" fo:text-align="justify" style:justify-single-word="false"/>
      <style:text-properties style:font-name="Times new roman" fo:font-size="10pt" fo:font-style="normal" fo:font-weight="bold" officeooo:paragraph-rsid="00129150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>
      <style:paragraph-properties fo:line-height="200%" fo:text-align="justify" style:justify-single-word="false"/>
      <style:text-properties style:font-name="Times new roman" fo:font-size="10pt" fo:font-style="normal" fo:font-weight="bold" officeooo:paragraph-rsid="000fecd9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paragraph-properties fo:line-height="200%" fo:text-align="justify" style:justify-single-word="false"/>
      <style:text-properties style:font-name="Times new roman" fo:font-size="10pt" fo:font-style="normal" fo:font-weight="normal" officeooo:rsid="00129150" officeooo:paragraph-rsid="00129150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style:text-properties style:font-name="Times new roman" fo:font-size="10.5pt" fo:font-style="normal" fo:font-weight="bold" officeooo:rsid="000fa771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line-height="200%" fo:text-align="justify" style:justify-single-word="false"/>
      <style:text-properties officeooo:paragraph-rsid="000d95fa"/>
    </style:style>
    <style:style style:name="P21" style:family="paragraph" style:parent-style-name="Text_20_body">
      <style:paragraph-properties fo:line-height="200%" fo:text-align="justify" style:justify-single-word="false"/>
      <style:text-properties fo:font-variant="normal" fo:text-transform="none" fo:color="#222222" style:text-line-through-style="none" style:text-line-through-type="none" style:font-name="Times new roman" fo:font-size="10pt" fo:font-style="normal" style:text-underline-style="none" fo:font-weight="normal" officeooo:paragraph-rsid="000fecd9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200%" fo:text-align="justify" style:justify-single-word="false" fo:orphans="2" fo:widows="2" fo:text-indent="0cm" style:auto-text-indent="false"/>
      <style:text-properties fo:font-variant="normal" fo:text-transform="none" fo:color="#383838" style:font-name="Times new roman" fo:font-size="10pt" fo:letter-spacing="normal" fo:font-weight="bold" officeooo:rsid="000e28f9" officeooo:paragraph-rsid="0016097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line-height="200%" fo:text-align="justify" style:justify-single-word="false" fo:orphans="2" fo:widows="2" fo:text-indent="0cm" style:auto-text-indent="false"/>
      <style:text-properties fo:font-variant="normal" fo:text-transform="none" fo:color="#383838" style:font-name="Times new roman" fo:font-size="10pt" fo:letter-spacing="normal" fo:font-weight="normal" officeooo:rsid="000e28f9" officeooo:paragraph-rsid="0016097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200%" fo:text-align="justify" style:justify-single-word="false" fo:orphans="2" fo:widows="2" fo:text-indent="0cm" style:auto-text-indent="false"/>
      <style:text-properties fo:font-variant="normal" fo:text-transform="none" fo:color="#383838" style:font-name="Times new roman" fo:font-size="10pt" fo:letter-spacing="normal" officeooo:paragraph-rsid="0016097e" style:font-size-asian="10pt" style:font-size-complex="10pt"/>
    </style:style>
    <style:style style:name="P25" style:family="paragraph" style:parent-style-name="Standard">
      <style:paragraph-properties fo:margin-left="0cm" fo:margin-right="0cm" fo:line-height="200%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officeooo:rsid="000e28f9" officeooo:paragraph-rsid="0016097e" style:font-size-asian="10pt" style:font-size-complex="10pt"/>
    </style:style>
    <style:style style:name="P26" style:family="paragraph" style:parent-style-name="Standard">
      <style:paragraph-properties fo:margin-left="0cm" fo:margin-right="0cm" fo:line-height="200%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officeooo:rsid="000e28f9" officeooo:paragraph-rsid="0016097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0.5pt" fo:font-style="normal" fo:font-weight="bold" officeooo:rsid="000fa771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 style:list-style-name="L1">
      <style:paragraph-properties fo:line-height="200%" fo:text-align="justify" style:justify-single-word="false"/>
      <style:text-properties style:font-name="Times new roman" fo:font-size="10pt" fo:font-style="normal" fo:font-weight="bold" officeooo:rsid="0016097e" officeooo:paragraph-rsid="0016097e" style:font-size-asian="8.75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30" style:family="paragraph" style:parent-style-name="Standard" style:list-style-name="L1">
      <style:paragraph-properties fo:line-height="200%" fo:text-align="justify" style:justify-single-word="false"/>
      <style:text-properties officeooo:paragraph-rsid="0016097e"/>
    </style:style>
    <style:style style:name="T1" style:family="text">
      <style:text-properties fo:font-style="italic" officeooo:rsid="000a6eb9" style:font-style-asian="italic" style:font-style-complex="italic"/>
    </style:style>
    <style:style style:name="T2" style:family="text">
      <style:text-properties fo:font-style="italic" officeooo:rsid="001130fe" style:font-style-asian="italic" style:font-style-complex="italic"/>
    </style:style>
    <style:style style:name="T3" style:family="text">
      <style:text-properties fo:font-style="italic" fo:font-weight="bold" officeooo:rsid="000a6eb9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130fe" style:font-style-asian="italic" style:font-weight-asian="bold" style:font-style-complex="italic" style:font-weight-complex="bold"/>
    </style:style>
    <style:style style:name="T5" style:family="text">
      <style:text-properties fo:font-style="normal" officeooo:rsid="000a6eb9" style:font-style-asian="normal" style:font-style-complex="normal"/>
    </style:style>
    <style:style style:name="T6" style:family="text">
      <style:text-properties fo:font-variant="normal" fo:text-transform="none" fo:color="#222222" style:text-line-through-style="none" style:text-line-through-type="none" style:font-name="Times new roman" fo:font-size="10pt" fo:font-style="normal" style:text-underline-style="none" fo:font-weight="normal" officeooo:rsid="000d95fa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font-name="Times new roman" fo:font-size="10.5pt" fo:letter-spacing="normal" fo:font-style="normal" fo:font-weight="normal" officeooo:rsid="000fa771" style:font-size-asian="8.75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rsid="000d95fa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officeooo:rsid="000eda5c"/>
    </style:style>
    <style:style style:name="T12" style:family="text">
      <style:text-properties fo:font-size="10.5pt"/>
    </style:style>
    <style:style style:name="T13" style:family="text">
      <style:text-properties fo:font-size="10.5pt" fo:font-weight="normal" style:font-weight-asian="normal" style:font-weight-complex="normal"/>
    </style:style>
    <style:style style:name="T14" style:family="text">
      <style:text-properties style:font-name="Times new roman" fo:font-size="10.5pt" fo:font-style="normal" fo:font-weight="bold" officeooo:rsid="000fa771" style:font-size-asian="8.75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Times new roman" fo:font-size="10.5pt" fo:font-style="normal" fo:font-weight="normal" officeooo:rsid="000fa771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Times new roman" fo:font-size="10.5pt" fo:font-style="normal" fo:font-weight="normal" officeooo:rsid="000fecd9" style:font-size-asian="8.75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Times new roman" fo:font-size="10.5pt" fo:font-style="normal" fo:font-weight="normal" officeooo:rsid="001130fe" style:font-size-asian="8.75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Times new roman" fo:font-size="10pt" fo:font-style="normal" fo:font-weight="bold" officeooo:rsid="00176c97" style:font-size-asian="8.75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Times new roman" fo:font-size="10pt" fo:font-style="normal" fo:font-weight="bold" officeooo:rsid="0017e23e" style:font-size-asian="8.75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0000" style:font-name="Times new roman" fo:font-size="10.5pt" fo:font-style="normal" fo:font-weight="normal" officeooo:rsid="000fa771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size-asian="8.75pt" style:font-style-asian="normal" style:font-weight-asian="bold" style:font-size-complex="10pt" style:font-style-complex="normal" style:font-weight-complex="bold"/>
    </style:style>
    <style:style style:name="T22" style:family="text">
      <style:text-properties officeooo:rsid="000c82e0" style:font-style-asian="normal" style:font-weight-asian="normal" style:font-style-complex="normal" style:font-weight-complex="normal"/>
    </style:style>
    <style:style style:name="T23" style:family="text">
      <style:text-properties officeooo:rsid="001130fe" style:font-style-asian="normal" style:font-weight-asian="normal" style:font-style-complex="normal" style:font-weight-complex="normal"/>
    </style:style>
    <style:style style:name="T24" style:family="text">
      <style:text-properties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color="#333333" fo:font-style="normal" fo:font-weight="normal"/>
    </style:style>
    <style:style style:name="T26" style:family="text">
      <style:text-properties fo:color="#333333" fo:font-style="normal" fo:font-weight="normal" officeooo:rsid="000e28f9"/>
    </style:style>
    <style:style style:name="T27" style:family="text">
      <style:text-properties officeooo:rsid="000e28f9"/>
    </style:style>
    <style:style style:name="T28" style:family="text">
      <style:text-properties officeooo:rsid="00176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boratório de Sistemas de Informação</text:p>
      <text:p text:style-name="P1">Profa. Marta <text:s text:c="61"/>IFES / Serra <text:s text:c="79"/>2020/2</text:p>
      <text:p text:style-name="P4">Exercício 1</text:p>
      <text:p text:style-name="P3"><text:span text:style-name="T3">Gislany Raíssa de Azevedo – </text:span><text:span text:style-name="T4">20201bsi0311</text:span></text:p>
      <text:p text:style-name="P3"><text:span text:style-name="T3">Gabriel Gonçalves</text:span><text:bookmark text:name="docs-internal-guid-d1783b28-7fff-cf8f-6c66-3d5e654b8708"/><text:span text:style-name="T3"> - <text:s/></text:span><text:span text:style-name="T4">20201bsi0389 <text:s text:c="4"/></text:span><text:span text:style-name="T2"><text:s text:c="101"/></text:span><text:span text:style-name="T1"><text:s text:c="5"/></text:span><text:span text:style-name="T5">Nota: _______</text:span></text:p>
      <text:p text:style-name="P2">Data de entrega:10/11/2020 <text:s text:c="112"/>Valor Total: 10 pontos</text:p>
      <text:p text:style-name="P1"/>
      <text:p text:style-name="P5">1. Como um aplicativo pode melhorar a eficácia de uma grande empresa? Quais são alguns dos problemas que podem impedir o sucesso do uso de um software? (1 ponto).</text:p>
      <text:p text:style-name="P9"><text:span text:style-name="T22">Os softwares são responsáveis por automatizar processos repetitivos, criação de relatórios e informação em tempo real. Dessa forma, </text:span><text:span text:style-name="T23">são responsáveis por a</text:span><text:span text:style-name="T9">judar no marketing em si da empresa, além de dar a possibilidade de melhorar o atendimento, podem economizar e prevenir prejuízos através de feedbacks e controle de estoque, dentre outras formas. O que pode impedir o sucesso de uso de um software pode ser o surgimento de falhas, falta de atualizações tornando-o muito obsoleto e ultrapassado, o fato dele não atender às expectativas dos usuários, outros softwares com funções semelhantes e mais populares, a complexidade de fazer uma tarefa no software que deveria ser simples.</text:span></text:p>
      <text:p text:style-name="Text_20_body"><text:line-break/></text:p>
      <text:p text:style-name="P5">2. O que é software ERP, CRM e SCM? Quais são alguns dos benefícios associados à implementação de um sistema ERP? (1 ponto).</text:p>
      <text:p text:style-name="P20"><text:bookmark text:name="docs-internal-guid-f255cdd8-7fff-5732-7fb1-da28934a0260"/><text:span text:style-name="T10">Um software ERP é uma solução tecnológica que tem por objetivo integrar e padronizar os processos da organização. Já o CRM, é metodologia de trabalho cujo foco está em satisfazer o cliente da empresa. Enquanto o SCM, é o gerenciamento do fluxo de mercadorias, dados e finanças relacionados a um produto ou serviço, desde a aquisição de matérias-primas até a entrega do produto em seu destino final.  Os benefícios da implementação de um sistema ERP, pode ser citado a organização de processos, maior produtividade, gestão das oportunidades de vendas, compreensão da jornada do consumidor, alinhamento com o marketing e </text:span><text:span text:style-name="T6">automatização dos relacionamentos.</text:span></text:p>
      <text:p text:style-name="P5"/>
      <text:p text:style-name="P8"><text:span text:style-name="T21">3. Quais são algumas das vantagens e desvantagens de empregar um SaaS? Que precauções podem ser tomadas para minimizar o risco da utilização de um SaaS? (1 pon</text:span><text:span text:style-name="T24">to).</text:span></text:p>
      <text:p text:style-name="P8"><text:bookmark text:name="docs-internal-guid-f5220975-7fff-d22e-da1e-36348c2e4e9e"/><text:span text:style-name="T7">As vantagens podem ser citadas desde a segurança para a empresa, a manutenção mais fácil e barata, investimento menor, maior eficiência, já as desvantagens, está o fato de ser necessário um acesso sempre a uma internet e também a </text:span><text:soft-page-break/><text:span text:style-name="T7">possibilidade da empresa que está cedendo o SaaS vier a falência e você acabar ficando no prejuízo. As precauções que podem ser tomadas, é a realização de backups regularmente, além de se informar sobre a forma de segurança da empresa que você está utilizando para seus arquivos ficarem seguros.</text:span></text:p>
      <text:p text:style-name="Text_20_body"><text:line-break/></text:p>
      <text:p text:style-name="P5">4. Identifique quatro tipos de licenças de software freq<text:span text:style-name="T11">u</text:span>entemente usadas. Qual abordagem é mais justa para a pequena empresa que faz uso frequente do software? Por quê? (1ponto).</text:p>
      <text:p text:style-name="P21"><text:bookmark text:name="docs-internal-guid-5192cc53-7fff-32bd-3228-fbcebf5b2477"/>EULA, GNU GPL, Software comercial e opensource (código aberto). Na minha opinião para uma empresa de pequeno porte a melhor licença de software gratuito, uma vez que não é necessário o pagamento de nenhum valor e o uso pode ser deliberado das mais diversas formas.</text:p>
      <text:p text:style-name="P21"/>
      <text:p text:style-name="P17">5. Se você fosse o gerente de TI de uma grande empresa , quais problemas você teria com o uso de software livre? Quais as vantagens? (1 ponto).</text:p>
      <text:p text:style-name="P18">Os problemas enfrentados ao utilizar um software livre são: Nem sempre o software livre é 100% gratuito, pode ocorrer o aumento exacerbado do custo durante o desenvolvimento de um projeto. Há a necessidade de uma equipe de TI bem treinada para fazer as manutenções necessárias durante a implementação do projeto. Não há contrato de suporte quanto ao uso de um software livre. Além disso, há a responsabilidade legal, ou seja, mesmo que haja a definição de regras de distribuição do código, nem sempre elas são respeitadas.</text:p>
      <text:p text:style-name="P18">Quanto as vantagens de utilizar um software livre: As licenças abertas permitem redução de custos. Existe o acesso ao código fonte com toda a liberdade para ler e até modificar conforme a necessidade do usuário. Devido ao tamanho da comunidade, há sempre melhorias e correção de bugs disponíveis em um curto período de tempo. Tendo em vista que as melhorias são realizadas com frequência, é considerado um código estável.</text:p>
      <text:p text:style-name="P16"/>
      <text:p text:style-name="P5">6. Use a Internet para pesquisar três utilitários freeware populares. Escreva um relatório que descreva de quatro a cinco dos recursos desses três programas utilitários. (1 pontos).</text:p>
      <text:p text:style-name="P10">Freeware é qualquer software cuja a utilização não implica em pagamento de licenças ou uso de royalties.</text:p>
      <text:p text:style-name="P14"><text:span text:style-name="T14">Discord – </text:span><text:span text:style-name="T15">É um </text:span><text:span text:style-name="T20">aplicativo de voz sobre IP proprietário, projetado inicialmente para a comunidade de jogos</text:span><text:span text:style-name="T8">. O discord permite a criação de canais, criação de servidores, chat de voz em grupo, chamadas de video individual ou em grupo, também permite a instalação de bots (utilizados por várias empresas).</text:span></text:p>
      <text:p text:style-name="P7"><text:span text:style-name="T12">Anim8or - <text:s/></text:span><text:span text:style-name="T13">É um programa de modelagem 3D, famoso pela facilidade de criar e modelar personagens 3D.</text:span></text:p>
      <text:p text:style-name="P12"><text:soft-page-break/>O Anim8tor permite a modelação 3D com objetos primitivos (cubos, esferas, cilindros), modificação e subdivisão de malha, possui a caacidade de importar arquivos 3DS, LWO e OBJ para modificação, além de exportar nos mesmo formatos para uso em outros softwares. Também permite a conversão para a visualização da animação nos formatos BMP, GIF e JPG.</text:p>
      <text:p text:style-name="P15"><text:span text:style-name="T14">Evernote – </text:span><text:span text:style-name="T16">É um aplicativo desenvolvido para anotações, organização, gerenciamento de tarefas e arquivamento. </text:span><text:span text:style-name="T17">O evernote permite criar notas, definir datas, inserir anexos, excluir e mover cadernos de notas, mudar a formatação de textos, escrever a mão, entre outras funções.</text:span></text:p>
      <text:p text:style-name="P19"/>
      <text:p text:style-name="P27"/>
      <text:p text:style-name="P13"/>
      <text:p text:style-name="P6">7. Escolha um aplicativo ou uma linguagem de programação que possa ser útil para uma carreira que lhe interessa e desenvolva uma apresentação de no mínimo 5 slides e máximo sete slides e grave um vídeo contando o funcionamento como: tipo de licença, facilidade de uso , se é um aplicativo ou sistema e algumas das características se for aplicativo ( funcionalidades, facilidades, sistemas operacionais suportados etc.)/se for linguagem( se orientado a objetos, funcional, qual geração a linguagem pertence etc.). O vídeo deve ser colocado no Youtube e anexado apenas o link. Os slides devem colocados no Google driver e anexado apenas o link. (2 pontos).</text:p>
      <text:list xml:id="list3764555887" text:style-name="L1">
        <text:list-item>
          <text:p text:style-name="P28">Link Vídeo:</text:p>
          <text:p text:style-name="P30"><text:a xlink:type="simple" xlink:href="https://youtu.be/MSkCOGPVfmU" text:style-name="Internet_20_link" text:visited-style-name="Visited_20_Internet_20_Link"><text:span text:style-name="T18">Video Apresentação</text:span></text:a></text:p>
        </text:list-item>
        <text:list-item>
          <text:p text:style-name="P28">Link Apresentação:</text:p>
          <text:p text:style-name="P30"><text:a xlink:type="simple" xlink:href="https://drive.google.com/drive/folders/1_MyLCstIrVqM3pxpA4LsA1ynauuK3O-z?usp=sharing" text:style-name="Internet_20_link" text:visited-style-name="Visited_20_Internet_20_Link"><text:span text:style-name="T19">Apresentação - Python</text:span></text:a></text:p>
        </text:list-item>
      </text:list>
      <text:p text:style-name="P5"/>
      <text:p text:style-name="P5">8. Escolha 1 artigo de uma grande empresa que mostre caso de sucesso ou fracasso de implantação de software. Faça um resumo do artigo, que deve conter: O que é (contexto), descreva os objetivos, método utilizado, resultados e benefícios, as principais conclusões sobre tudo o que você leu, pesquisou e desenvolveu. (2 pontos)</text:p>
      <text:p text:style-name="P22">CargoX</text:p>
      <text:p text:style-name="P23">Seu marketing é feito como o “Uber para caminhoneiros”. A empresa vem chamando atenção por trazer a perspectiva do motorista independente para o setor de cargas. O aplicativo que se assemelha a conhecidos como Uber, 99, é direcionada a motoristas de cargas. A ideia do fundador Raul Candeloro era estreitar a negociação entre entregador e a empresa em busca do serviço.</text:p>
      <text:p text:style-name="P23"><text:soft-page-break/>O fundador percebeu a falta de caminhoneiros que fossem verdadeiramente autônomos e a baixa adesão dese grupo ao setor tecnológico que ultimamente vem dominando todos os setores de uma empresa.</text:p>
      <text:p text:style-name="P24"><text:span text:style-name="T27">O principal objetivo do App CargoX é c</text:span><text:span text:style-name="T25">onecta</text:span><text:span text:style-name="T26">r</text:span><text:span text:style-name="T25"> embarcadores, transportadores e autônomos com tecnologia e eficiência, a CargoX têm como missão revolucionar o mercado de transportes no Brasil. </text:span><text:span text:style-name="T26">O app funciona com registros desde a negociação, prazo para carregamento, prazo para entrega, negociação do valor e deixa um registro dos fretes realizados para o motorista que adere ao app.</text:span></text:p>
      <text:p text:style-name="P25">Desde o lançamento em 2016, a adesão foi bastante grande, revelando a necessidade de um empreendimento do tipo no setor, atualmente o app conta com mais de 150 mil motoristas autônomos registrados.</text:p>
      <text:p text:style-name="P26">Em suma, a criação do app foi importante porque evita que o motorista fique por um longo período ócio, dessa forma, o caminhoneiro ganha certa autonomia ao escolher o tipo de frete que mais se adéqua ao seu momen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5:28:30.203465558</meta:creation-date>
    <dc:date>2020-11-09T11:52:21.252058592</dc:date>
    <meta:editing-duration>PT3H18M35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4" meta:paragraph-count="37" meta:word-count="1260" meta:character-count="8138" meta:non-whitespace-character-count="6547"/>
  </office:meta>
</office:document-meta>
</file>